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1.96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ubmission_DenseNet201_do0.3_doc0.4_avg-epoch008-val_acc1.000000_D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ct_name</text:p>
          </table:table-cell>
          <table:table-cell office:value-type="string" calcext:value-type="string">
            <text:p>predicted_class</text:p>
          </table:table-cell>
          <table:table-cell office:value-type="string" calcext:value-type="string">
            <text:p>prob_healthy</text:p>
          </table:table-cell>
          <table:table-cell office:value-type="string" calcext:value-type="string">
            <text:p>prob_patholog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t/D21/OCT_Image_RE_Circle-2017-08-16-15-37-19.png</text:p>
          </table:table-cell>
          <table:table-cell office:value-type="string" calcext:value-type="string">
            <text:p>healthy</text:p>
          </table:table-cell>
          <table:table-cell office:value-type="float" office:value="0.999461" calcext:value-type="float">
            <text:p>0.999461</text:p>
          </table:table-cell>
          <table:table-cell office:value-type="float" office:value="0.00053900597" calcext:value-type="float">
            <text:p>0.000539006</text:p>
          </table:table-cell>
          <table:table-cell table:formula="of:=IF([.B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4-13.png</text:p>
          </table:table-cell>
          <table:table-cell office:value-type="string" calcext:value-type="string">
            <text:p>healthy</text:p>
          </table:table-cell>
          <table:table-cell office:value-type="float" office:value="0.9988605" calcext:value-type="float">
            <text:p>0.9988605</text:p>
          </table:table-cell>
          <table:table-cell office:value-type="float" office:value="0.0011395225" calcext:value-type="float">
            <text:p>0.0011395225</text:p>
          </table:table-cell>
          <table:table-cell table:formula="of:=IF([.B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56-16.png</text:p>
          </table:table-cell>
          <table:table-cell office:value-type="string" calcext:value-type="string">
            <text:p>healthy</text:p>
          </table:table-cell>
          <table:table-cell office:value-type="float" office:value="0.9998306" calcext:value-type="float">
            <text:p>0.9998306</text:p>
          </table:table-cell>
          <table:table-cell office:value-type="float" office:value="0.00016935373" calcext:value-type="float">
            <text:p>0.0001693537</text:p>
          </table:table-cell>
          <table:table-cell table:formula="of:=IF([.B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3-14.png</text:p>
          </table:table-cell>
          <table:table-cell office:value-type="string" calcext:value-type="string">
            <text:p>healthy</text:p>
          </table:table-cell>
          <table:table-cell office:value-type="float" office:value="0.99949396" calcext:value-type="float">
            <text:p>0.99949396</text:p>
          </table:table-cell>
          <table:table-cell office:value-type="float" office:value="0.0005060078" calcext:value-type="float">
            <text:p>0.0005060078</text:p>
          </table:table-cell>
          <table:table-cell table:formula="of:=IF([.B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9-11.png</text:p>
          </table:table-cell>
          <table:table-cell office:value-type="string" calcext:value-type="string">
            <text:p>healthy</text:p>
          </table:table-cell>
          <table:table-cell office:value-type="float" office:value="0.9997311" calcext:value-type="float">
            <text:p>0.9997311</text:p>
          </table:table-cell>
          <table:table-cell office:value-type="float" office:value="0.00026890042" calcext:value-type="float">
            <text:p>0.0002689004</text:p>
          </table:table-cell>
          <table:table-cell table:formula="of:=IF([.B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1-49.png</text:p>
          </table:table-cell>
          <table:table-cell office:value-type="string" calcext:value-type="string">
            <text:p>pathological</text:p>
          </table:table-cell>
          <table:table-cell office:value-type="float" office:value="0.35766983" calcext:value-type="float">
            <text:p>0.35766983</text:p>
          </table:table-cell>
          <table:table-cell office:value-type="float" office:value="0.64233017" calcext:value-type="float">
            <text:p>0.64233017</text:p>
          </table:table-cell>
          <table:table-cell table:formula="of:=IF([.B7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3-59.png</text:p>
          </table:table-cell>
          <table:table-cell office:value-type="string" calcext:value-type="string">
            <text:p>healthy</text:p>
          </table:table-cell>
          <table:table-cell office:value-type="float" office:value="0.9997881" calcext:value-type="float">
            <text:p>0.9997881</text:p>
          </table:table-cell>
          <table:table-cell office:value-type="float" office:value="0.00021190918" calcext:value-type="float">
            <text:p>0.0002119092</text:p>
          </table:table-cell>
          <table:table-cell table:formula="of:=IF([.B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7-25.png</text:p>
          </table:table-cell>
          <table:table-cell office:value-type="string" calcext:value-type="string">
            <text:p>healthy</text:p>
          </table:table-cell>
          <table:table-cell office:value-type="float" office:value="0.99723417" calcext:value-type="float">
            <text:p>0.99723417</text:p>
          </table:table-cell>
          <table:table-cell office:value-type="float" office:value="0.002765871" calcext:value-type="float">
            <text:p>0.002765871</text:p>
          </table:table-cell>
          <table:table-cell table:formula="of:=IF([.B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1-25.png</text:p>
          </table:table-cell>
          <table:table-cell office:value-type="string" calcext:value-type="string">
            <text:p>healthy</text:p>
          </table:table-cell>
          <table:table-cell office:value-type="float" office:value="0.9990777" calcext:value-type="float">
            <text:p>0.9990777</text:p>
          </table:table-cell>
          <table:table-cell office:value-type="float" office:value="0.000922363" calcext:value-type="float">
            <text:p>0.000922363</text:p>
          </table:table-cell>
          <table:table-cell table:formula="of:=IF([.B1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0-58.png</text:p>
          </table:table-cell>
          <table:table-cell office:value-type="string" calcext:value-type="string">
            <text:p>healthy</text:p>
          </table:table-cell>
          <table:table-cell office:value-type="float" office:value="0.9993018" calcext:value-type="float">
            <text:p>0.9993018</text:p>
          </table:table-cell>
          <table:table-cell office:value-type="float" office:value="0.00069822004" calcext:value-type="float">
            <text:p>0.00069822</text:p>
          </table:table-cell>
          <table:table-cell table:formula="of:=IF([.B1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3-15.png</text:p>
          </table:table-cell>
          <table:table-cell office:value-type="string" calcext:value-type="string">
            <text:p>healthy</text:p>
          </table:table-cell>
          <table:table-cell office:value-type="float" office:value="0.9998375" calcext:value-type="float">
            <text:p>0.9998375</text:p>
          </table:table-cell>
          <table:table-cell office:value-type="float" office:value="0.00016249281" calcext:value-type="float">
            <text:p>0.0001624928</text:p>
          </table:table-cell>
          <table:table-cell table:formula="of:=IF([.B1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00-20.png</text:p>
          </table:table-cell>
          <table:table-cell office:value-type="string" calcext:value-type="string">
            <text:p>healthy</text:p>
          </table:table-cell>
          <table:table-cell office:value-type="float" office:value="0.9953507" calcext:value-type="float">
            <text:p>0.9953507</text:p>
          </table:table-cell>
          <table:table-cell office:value-type="float" office:value="0.0046492587" calcext:value-type="float">
            <text:p>0.0046492587</text:p>
          </table:table-cell>
          <table:table-cell table:formula="of:=IF([.B1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1-04.png</text:p>
          </table:table-cell>
          <table:table-cell office:value-type="string" calcext:value-type="string">
            <text:p>healthy</text:p>
          </table:table-cell>
          <table:table-cell office:value-type="float" office:value="0.8226174" calcext:value-type="float">
            <text:p>0.8226174</text:p>
          </table:table-cell>
          <table:table-cell office:value-type="float" office:value="0.17738257" calcext:value-type="float">
            <text:p>0.17738257</text:p>
          </table:table-cell>
          <table:table-cell table:formula="of:=IF([.B1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6-59-50.png</text:p>
          </table:table-cell>
          <table:table-cell office:value-type="string" calcext:value-type="string">
            <text:p>healthy</text:p>
          </table:table-cell>
          <table:table-cell office:value-type="float" office:value="0.9980964" calcext:value-type="float">
            <text:p>0.9980964</text:p>
          </table:table-cell>
          <table:table-cell office:value-type="float" office:value="0.0019036272" calcext:value-type="float">
            <text:p>0.0019036272</text:p>
          </table:table-cell>
          <table:table-cell table:formula="of:=IF([.B1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7-41.png</text:p>
          </table:table-cell>
          <table:table-cell office:value-type="string" calcext:value-type="string">
            <text:p>healthy</text:p>
          </table:table-cell>
          <table:table-cell office:value-type="float" office:value="0.9999466" calcext:value-type="float">
            <text:p>0.9999466</text:p>
          </table:table-cell>
          <table:table-cell office:value-type="float" office:value="0.00005338248" calcext:value-type="float">
            <text:p>5.338248E-05</text:p>
          </table:table-cell>
          <table:table-cell table:formula="of:=IF([.B1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2-57.png</text:p>
          </table:table-cell>
          <table:table-cell office:value-type="string" calcext:value-type="string">
            <text:p>healthy</text:p>
          </table:table-cell>
          <table:table-cell office:value-type="float" office:value="0.9999927" calcext:value-type="float">
            <text:p>0.9999927</text:p>
          </table:table-cell>
          <table:table-cell office:value-type="float" office:value="0.0000072480952" calcext:value-type="float">
            <text:p>7.2480952E-06</text:p>
          </table:table-cell>
          <table:table-cell table:formula="of:=IF([.B1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07-07.png</text:p>
          </table:table-cell>
          <table:table-cell office:value-type="string" calcext:value-type="string">
            <text:p>healthy</text:p>
          </table:table-cell>
          <table:table-cell office:value-type="float" office:value="0.9999422" calcext:value-type="float">
            <text:p>0.9999422</text:p>
          </table:table-cell>
          <table:table-cell office:value-type="float" office:value="0.00005785488" calcext:value-type="float">
            <text:p>5.785488E-05</text:p>
          </table:table-cell>
          <table:table-cell table:formula="of:=IF([.B1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8-15.png</text:p>
          </table:table-cell>
          <table:table-cell office:value-type="string" calcext:value-type="string">
            <text:p>healthy</text:p>
          </table:table-cell>
          <table:table-cell office:value-type="float" office:value="0.9999101" calcext:value-type="float">
            <text:p>0.9999101</text:p>
          </table:table-cell>
          <table:table-cell office:value-type="float" office:value="0.000089882844" calcext:value-type="float">
            <text:p>8.9882844E-05</text:p>
          </table:table-cell>
          <table:table-cell table:formula="of:=IF([.B1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4-17.png</text:p>
          </table:table-cell>
          <table:table-cell office:value-type="string" calcext:value-type="string">
            <text:p>healthy</text:p>
          </table:table-cell>
          <table:table-cell office:value-type="float" office:value="0.9987552" calcext:value-type="float">
            <text:p>0.9987552</text:p>
          </table:table-cell>
          <table:table-cell office:value-type="float" office:value="0.0012447804" calcext:value-type="float">
            <text:p>0.0012447804</text:p>
          </table:table-cell>
          <table:table-cell table:formula="of:=IF([.B2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3-45.png</text:p>
          </table:table-cell>
          <table:table-cell office:value-type="string" calcext:value-type="string">
            <text:p>healthy</text:p>
          </table:table-cell>
          <table:table-cell office:value-type="float" office:value="0.9996495" calcext:value-type="float">
            <text:p>0.9996495</text:p>
          </table:table-cell>
          <table:table-cell office:value-type="float" office:value="0.00035052715" calcext:value-type="float">
            <text:p>0.0003505272</text:p>
          </table:table-cell>
          <table:table-cell table:formula="of:=IF([.B2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1-20.png</text:p>
          </table:table-cell>
          <table:table-cell office:value-type="string" calcext:value-type="string">
            <text:p>healthy</text:p>
          </table:table-cell>
          <table:table-cell office:value-type="float" office:value="0.99968195" calcext:value-type="float">
            <text:p>0.99968195</text:p>
          </table:table-cell>
          <table:table-cell office:value-type="float" office:value="0.00031809174" calcext:value-type="float">
            <text:p>0.0003180917</text:p>
          </table:table-cell>
          <table:table-cell table:formula="of:=IF([.B2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3-12.png</text:p>
          </table:table-cell>
          <table:table-cell office:value-type="string" calcext:value-type="string">
            <text:p>pathological</text:p>
          </table:table-cell>
          <table:table-cell office:value-type="float" office:value="0.4935162" calcext:value-type="float">
            <text:p>0.4935162</text:p>
          </table:table-cell>
          <table:table-cell office:value-type="float" office:value="0.5064838" calcext:value-type="float">
            <text:p>0.5064838</text:p>
          </table:table-cell>
          <table:table-cell table:formula="of:=IF([.B2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4-22.png</text:p>
          </table:table-cell>
          <table:table-cell office:value-type="string" calcext:value-type="string">
            <text:p>healthy</text:p>
          </table:table-cell>
          <table:table-cell office:value-type="float" office:value="0.99932504" calcext:value-type="float">
            <text:p>0.99932504</text:p>
          </table:table-cell>
          <table:table-cell office:value-type="float" office:value="0.0006749809" calcext:value-type="float">
            <text:p>0.0006749809</text:p>
          </table:table-cell>
          <table:table-cell table:formula="of:=IF([.B2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1-16.png</text:p>
          </table:table-cell>
          <table:table-cell office:value-type="string" calcext:value-type="string">
            <text:p>healthy</text:p>
          </table:table-cell>
          <table:table-cell office:value-type="float" office:value="0.99928004" calcext:value-type="float">
            <text:p>0.99928004</text:p>
          </table:table-cell>
          <table:table-cell office:value-type="float" office:value="0.000719984" calcext:value-type="float">
            <text:p>0.000719984</text:p>
          </table:table-cell>
          <table:table-cell table:formula="of:=IF([.B2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2-30.png</text:p>
          </table:table-cell>
          <table:table-cell office:value-type="string" calcext:value-type="string">
            <text:p>healthy</text:p>
          </table:table-cell>
          <table:table-cell office:value-type="float" office:value="0.91235113" calcext:value-type="float">
            <text:p>0.91235113</text:p>
          </table:table-cell>
          <table:table-cell office:value-type="float" office:value="0.087648876" calcext:value-type="float">
            <text:p>0.087648876</text:p>
          </table:table-cell>
          <table:table-cell table:formula="of:=IF([.B2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0-00.png</text:p>
          </table:table-cell>
          <table:table-cell office:value-type="string" calcext:value-type="string">
            <text:p>healthy</text:p>
          </table:table-cell>
          <table:table-cell office:value-type="float" office:value="0.99978465" calcext:value-type="float">
            <text:p>0.99978465</text:p>
          </table:table-cell>
          <table:table-cell office:value-type="float" office:value="0.00021536442" calcext:value-type="float">
            <text:p>0.0002153644</text:p>
          </table:table-cell>
          <table:table-cell table:formula="of:=IF([.B2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1-29.png</text:p>
          </table:table-cell>
          <table:table-cell office:value-type="string" calcext:value-type="string">
            <text:p>healthy</text:p>
          </table:table-cell>
          <table:table-cell office:value-type="float" office:value="0.99735034" calcext:value-type="float">
            <text:p>0.99735034</text:p>
          </table:table-cell>
          <table:table-cell office:value-type="float" office:value="0.0026496337" calcext:value-type="float">
            <text:p>0.0026496337</text:p>
          </table:table-cell>
          <table:table-cell table:formula="of:=IF([.B2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2-52.png</text:p>
          </table:table-cell>
          <table:table-cell office:value-type="string" calcext:value-type="string">
            <text:p>healthy</text:p>
          </table:table-cell>
          <table:table-cell office:value-type="float" office:value="0.99999726" calcext:value-type="float">
            <text:p>0.99999726</text:p>
          </table:table-cell>
          <table:table-cell office:value-type="float" office:value="0.0000027568522" calcext:value-type="float">
            <text:p>2.7568522E-06</text:p>
          </table:table-cell>
          <table:table-cell table:formula="of:=IF([.B2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1-05.png</text:p>
          </table:table-cell>
          <table:table-cell office:value-type="string" calcext:value-type="string">
            <text:p>healthy</text:p>
          </table:table-cell>
          <table:table-cell office:value-type="float" office:value="0.9864255" calcext:value-type="float">
            <text:p>0.9864255</text:p>
          </table:table-cell>
          <table:table-cell office:value-type="float" office:value="0.013574517" calcext:value-type="float">
            <text:p>0.013574517</text:p>
          </table:table-cell>
          <table:table-cell table:formula="of:=IF([.B3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05-17.png</text:p>
          </table:table-cell>
          <table:table-cell office:value-type="string" calcext:value-type="string">
            <text:p>healthy</text:p>
          </table:table-cell>
          <table:table-cell office:value-type="float" office:value="0.9997093" calcext:value-type="float">
            <text:p>0.9997093</text:p>
          </table:table-cell>
          <table:table-cell office:value-type="float" office:value="0.0002907108" calcext:value-type="float">
            <text:p>0.0002907108</text:p>
          </table:table-cell>
          <table:table-cell table:formula="of:=IF([.B3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9-16.png</text:p>
          </table:table-cell>
          <table:table-cell office:value-type="string" calcext:value-type="string">
            <text:p>healthy</text:p>
          </table:table-cell>
          <table:table-cell office:value-type="float" office:value="0.9996939" calcext:value-type="float">
            <text:p>0.9996939</text:p>
          </table:table-cell>
          <table:table-cell office:value-type="float" office:value="0.00030621304" calcext:value-type="float">
            <text:p>0.000306213</text:p>
          </table:table-cell>
          <table:table-cell table:formula="of:=IF([.B3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8-01.png</text:p>
          </table:table-cell>
          <table:table-cell office:value-type="string" calcext:value-type="string">
            <text:p>healthy</text:p>
          </table:table-cell>
          <table:table-cell office:value-type="float" office:value="0.9994097" calcext:value-type="float">
            <text:p>0.9994097</text:p>
          </table:table-cell>
          <table:table-cell office:value-type="float" office:value="0.00059028965" calcext:value-type="float">
            <text:p>0.0005902897</text:p>
          </table:table-cell>
          <table:table-cell table:formula="of:=IF([.B3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47-27.png</text:p>
          </table:table-cell>
          <table:table-cell office:value-type="string" calcext:value-type="string">
            <text:p>healthy</text:p>
          </table:table-cell>
          <table:table-cell office:value-type="float" office:value="0.9892841" calcext:value-type="float">
            <text:p>0.9892841</text:p>
          </table:table-cell>
          <table:table-cell office:value-type="float" office:value="0.010715834" calcext:value-type="float">
            <text:p>0.010715834</text:p>
          </table:table-cell>
          <table:table-cell table:formula="of:=IF([.B3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1-32.png</text:p>
          </table:table-cell>
          <table:table-cell office:value-type="string" calcext:value-type="string">
            <text:p>healthy</text:p>
          </table:table-cell>
          <table:table-cell office:value-type="float" office:value="0.99976236" calcext:value-type="float">
            <text:p>0.99976236</text:p>
          </table:table-cell>
          <table:table-cell office:value-type="float" office:value="0.00023760764" calcext:value-type="float">
            <text:p>0.0002376076</text:p>
          </table:table-cell>
          <table:table-cell table:formula="of:=IF([.B3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8-49.png</text:p>
          </table:table-cell>
          <table:table-cell office:value-type="string" calcext:value-type="string">
            <text:p>healthy</text:p>
          </table:table-cell>
          <table:table-cell office:value-type="float" office:value="0.99836487" calcext:value-type="float">
            <text:p>0.99836487</text:p>
          </table:table-cell>
          <table:table-cell office:value-type="float" office:value="0.0016351491" calcext:value-type="float">
            <text:p>0.0016351491</text:p>
          </table:table-cell>
          <table:table-cell table:formula="of:=IF([.B3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3-09.png</text:p>
          </table:table-cell>
          <table:table-cell office:value-type="string" calcext:value-type="string">
            <text:p>healthy</text:p>
          </table:table-cell>
          <table:table-cell office:value-type="float" office:value="0.9998474" calcext:value-type="float">
            <text:p>0.9998474</text:p>
          </table:table-cell>
          <table:table-cell office:value-type="float" office:value="0.0001525609" calcext:value-type="float">
            <text:p>0.0001525609</text:p>
          </table:table-cell>
          <table:table-cell table:formula="of:=IF([.B3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8-52.png</text:p>
          </table:table-cell>
          <table:table-cell office:value-type="string" calcext:value-type="string">
            <text:p>healthy</text:p>
          </table:table-cell>
          <table:table-cell office:value-type="float" office:value="0.99984705" calcext:value-type="float">
            <text:p>0.99984705</text:p>
          </table:table-cell>
          <table:table-cell office:value-type="float" office:value="0.00015290781" calcext:value-type="float">
            <text:p>0.0001529078</text:p>
          </table:table-cell>
          <table:table-cell table:formula="of:=IF([.B3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0-58.png</text:p>
          </table:table-cell>
          <table:table-cell office:value-type="string" calcext:value-type="string">
            <text:p>healthy</text:p>
          </table:table-cell>
          <table:table-cell office:value-type="float" office:value="0.9992168" calcext:value-type="float">
            <text:p>0.9992168</text:p>
          </table:table-cell>
          <table:table-cell office:value-type="float" office:value="0.0007831369" calcext:value-type="float">
            <text:p>0.0007831369</text:p>
          </table:table-cell>
          <table:table-cell table:formula="of:=IF([.B3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3-02.png</text:p>
          </table:table-cell>
          <table:table-cell office:value-type="string" calcext:value-type="string">
            <text:p>healthy</text:p>
          </table:table-cell>
          <table:table-cell office:value-type="float" office:value="0.99965656" calcext:value-type="float">
            <text:p>0.99965656</text:p>
          </table:table-cell>
          <table:table-cell office:value-type="float" office:value="0.00034340538" calcext:value-type="float">
            <text:p>0.0003434054</text:p>
          </table:table-cell>
          <table:table-cell table:formula="of:=IF([.B4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8-06.png</text:p>
          </table:table-cell>
          <table:table-cell office:value-type="string" calcext:value-type="string">
            <text:p>healthy</text:p>
          </table:table-cell>
          <table:table-cell office:value-type="float" office:value="0.9998073" calcext:value-type="float">
            <text:p>0.9998073</text:p>
          </table:table-cell>
          <table:table-cell office:value-type="float" office:value="0.00019266494" calcext:value-type="float">
            <text:p>0.0001926649</text:p>
          </table:table-cell>
          <table:table-cell table:formula="of:=IF([.B4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3-27.png</text:p>
          </table:table-cell>
          <table:table-cell office:value-type="string" calcext:value-type="string">
            <text:p>healthy</text:p>
          </table:table-cell>
          <table:table-cell office:value-type="float" office:value="0.9620072" calcext:value-type="float">
            <text:p>0.9620072</text:p>
          </table:table-cell>
          <table:table-cell office:value-type="float" office:value="0.03799279" calcext:value-type="float">
            <text:p>0.03799279</text:p>
          </table:table-cell>
          <table:table-cell table:formula="of:=IF([.B4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3-34.png</text:p>
          </table:table-cell>
          <table:table-cell office:value-type="string" calcext:value-type="string">
            <text:p>healthy</text:p>
          </table:table-cell>
          <table:table-cell office:value-type="float" office:value="0.99928635" calcext:value-type="float">
            <text:p>0.99928635</text:p>
          </table:table-cell>
          <table:table-cell office:value-type="float" office:value="0.0007136467" calcext:value-type="float">
            <text:p>0.0007136467</text:p>
          </table:table-cell>
          <table:table-cell table:formula="of:=IF([.B4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2-38.png</text:p>
          </table:table-cell>
          <table:table-cell office:value-type="string" calcext:value-type="string">
            <text:p>healthy</text:p>
          </table:table-cell>
          <table:table-cell office:value-type="float" office:value="0.99996746" calcext:value-type="float">
            <text:p>0.99996746</text:p>
          </table:table-cell>
          <table:table-cell office:value-type="float" office:value="0.000032572265" calcext:value-type="float">
            <text:p>3.2572265E-05</text:p>
          </table:table-cell>
          <table:table-cell table:formula="of:=IF([.B4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1-12.png</text:p>
          </table:table-cell>
          <table:table-cell office:value-type="string" calcext:value-type="string">
            <text:p>healthy</text:p>
          </table:table-cell>
          <table:table-cell office:value-type="float" office:value="0.99908745" calcext:value-type="float">
            <text:p>0.99908745</text:p>
          </table:table-cell>
          <table:table-cell office:value-type="float" office:value="0.0009124897" calcext:value-type="float">
            <text:p>0.0009124897</text:p>
          </table:table-cell>
          <table:table-cell table:formula="of:=IF([.B4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4-29.png</text:p>
          </table:table-cell>
          <table:table-cell office:value-type="string" calcext:value-type="string">
            <text:p>healthy</text:p>
          </table:table-cell>
          <table:table-cell office:value-type="float" office:value="0.99968123" calcext:value-type="float">
            <text:p>0.99968123</text:p>
          </table:table-cell>
          <table:table-cell office:value-type="float" office:value="0.00031880094" calcext:value-type="float">
            <text:p>0.0003188009</text:p>
          </table:table-cell>
          <table:table-cell table:formula="of:=IF([.B4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3-02.png</text:p>
          </table:table-cell>
          <table:table-cell office:value-type="string" calcext:value-type="string">
            <text:p>healthy</text:p>
          </table:table-cell>
          <table:table-cell office:value-type="float" office:value="0.9999739" calcext:value-type="float">
            <text:p>0.9999739</text:p>
          </table:table-cell>
          <table:table-cell office:value-type="float" office:value="0.000026091548" calcext:value-type="float">
            <text:p>2.6091548E-05</text:p>
          </table:table-cell>
          <table:table-cell table:formula="of:=IF([.B4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0-24.png</text:p>
          </table:table-cell>
          <table:table-cell office:value-type="string" calcext:value-type="string">
            <text:p>healthy</text:p>
          </table:table-cell>
          <table:table-cell office:value-type="float" office:value="0.84371775" calcext:value-type="float">
            <text:p>0.84371775</text:p>
          </table:table-cell>
          <table:table-cell office:value-type="float" office:value="0.15628228" calcext:value-type="float">
            <text:p>0.15628228</text:p>
          </table:table-cell>
          <table:table-cell table:formula="of:=IF([.B4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3-37.png</text:p>
          </table:table-cell>
          <table:table-cell office:value-type="string" calcext:value-type="string">
            <text:p>healthy</text:p>
          </table:table-cell>
          <table:table-cell office:value-type="float" office:value="0.9960743" calcext:value-type="float">
            <text:p>0.9960743</text:p>
          </table:table-cell>
          <table:table-cell office:value-type="float" office:value="0.003925653" calcext:value-type="float">
            <text:p>0.003925653</text:p>
          </table:table-cell>
          <table:table-cell table:formula="of:=IF([.B4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3-07.png</text:p>
          </table:table-cell>
          <table:table-cell office:value-type="string" calcext:value-type="string">
            <text:p>healthy</text:p>
          </table:table-cell>
          <table:table-cell office:value-type="float" office:value="0.8323912" calcext:value-type="float">
            <text:p>0.8323912</text:p>
          </table:table-cell>
          <table:table-cell office:value-type="float" office:value="0.16760875" calcext:value-type="float">
            <text:p>0.16760875</text:p>
          </table:table-cell>
          <table:table-cell table:formula="of:=IF([.B5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4-08.png</text:p>
          </table:table-cell>
          <table:table-cell office:value-type="string" calcext:value-type="string">
            <text:p>healthy</text:p>
          </table:table-cell>
          <table:table-cell office:value-type="float" office:value="0.9998704" calcext:value-type="float">
            <text:p>0.9998704</text:p>
          </table:table-cell>
          <table:table-cell office:value-type="float" office:value="0.00012958203" calcext:value-type="float">
            <text:p>0.000129582</text:p>
          </table:table-cell>
          <table:table-cell table:formula="of:=IF([.B5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7-58.png</text:p>
          </table:table-cell>
          <table:table-cell office:value-type="string" calcext:value-type="string">
            <text:p>healthy</text:p>
          </table:table-cell>
          <table:table-cell office:value-type="float" office:value="0.9367301" calcext:value-type="float">
            <text:p>0.9367301</text:p>
          </table:table-cell>
          <table:table-cell office:value-type="float" office:value="0.063269965" calcext:value-type="float">
            <text:p>0.063269965</text:p>
          </table:table-cell>
          <table:table-cell table:formula="of:=IF([.B5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01-59.png</text:p>
          </table:table-cell>
          <table:table-cell office:value-type="string" calcext:value-type="string">
            <text:p>healthy</text:p>
          </table:table-cell>
          <table:table-cell office:value-type="float" office:value="0.9998965" calcext:value-type="float">
            <text:p>0.9998965</text:p>
          </table:table-cell>
          <table:table-cell office:value-type="float" office:value="0.00010348034" calcext:value-type="float">
            <text:p>0.0001034803</text:p>
          </table:table-cell>
          <table:table-cell table:formula="of:=IF([.B5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7-16-39.png</text:p>
          </table:table-cell>
          <table:table-cell office:value-type="string" calcext:value-type="string">
            <text:p>healthy</text:p>
          </table:table-cell>
          <table:table-cell office:value-type="float" office:value="0.99998796" calcext:value-type="float">
            <text:p>0.99998796</text:p>
          </table:table-cell>
          <table:table-cell office:value-type="float" office:value="0.000012035882" calcext:value-type="float">
            <text:p>1.2035882E-05</text:p>
          </table:table-cell>
          <table:table-cell table:formula="of:=IF([.B54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2-45.png</text:p>
          </table:table-cell>
          <table:table-cell office:value-type="string" calcext:value-type="string">
            <text:p>healthy</text:p>
          </table:table-cell>
          <table:table-cell office:value-type="float" office:value="0.999995" calcext:value-type="float">
            <text:p>0.999995</text:p>
          </table:table-cell>
          <table:table-cell office:value-type="float" office:value="0.000005008636" calcext:value-type="float">
            <text:p>5.008636E-06</text:p>
          </table:table-cell>
          <table:table-cell table:formula="of:=IF([.B5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2-23.png</text:p>
          </table:table-cell>
          <table:table-cell office:value-type="string" calcext:value-type="string">
            <text:p>healthy</text:p>
          </table:table-cell>
          <table:table-cell office:value-type="float" office:value="0.9999571" calcext:value-type="float">
            <text:p>0.9999571</text:p>
          </table:table-cell>
          <table:table-cell office:value-type="float" office:value="0.000042934014" calcext:value-type="float">
            <text:p>0.000042934</text:p>
          </table:table-cell>
          <table:table-cell table:formula="of:=IF([.B5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4-02.png</text:p>
          </table:table-cell>
          <table:table-cell office:value-type="string" calcext:value-type="string">
            <text:p>healthy</text:p>
          </table:table-cell>
          <table:table-cell office:value-type="float" office:value="0.9997919" calcext:value-type="float">
            <text:p>0.9997919</text:p>
          </table:table-cell>
          <table:table-cell office:value-type="float" office:value="0.00020805003" calcext:value-type="float">
            <text:p>0.00020805</text:p>
          </table:table-cell>
          <table:table-cell table:formula="of:=IF([.B5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8-20.png</text:p>
          </table:table-cell>
          <table:table-cell office:value-type="string" calcext:value-type="string">
            <text:p>pathological</text:p>
          </table:table-cell>
          <table:table-cell office:value-type="float" office:value="0.29547524" calcext:value-type="float">
            <text:p>0.29547524</text:p>
          </table:table-cell>
          <table:table-cell office:value-type="float" office:value="0.70452476" calcext:value-type="float">
            <text:p>0.70452476</text:p>
          </table:table-cell>
          <table:table-cell table:formula="of:=IF([.B58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9-23.png</text:p>
          </table:table-cell>
          <table:table-cell office:value-type="string" calcext:value-type="string">
            <text:p>healthy</text:p>
          </table:table-cell>
          <table:table-cell office:value-type="float" office:value="0.99940026" calcext:value-type="float">
            <text:p>0.99940026</text:p>
          </table:table-cell>
          <table:table-cell office:value-type="float" office:value="0.0005996807" calcext:value-type="float">
            <text:p>0.0005996807</text:p>
          </table:table-cell>
          <table:table-cell table:formula="of:=IF([.B5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8-45.png</text:p>
          </table:table-cell>
          <table:table-cell office:value-type="string" calcext:value-type="string">
            <text:p>healthy</text:p>
          </table:table-cell>
          <table:table-cell office:value-type="float" office:value="0.9998895" calcext:value-type="float">
            <text:p>0.9998895</text:p>
          </table:table-cell>
          <table:table-cell office:value-type="float" office:value="0.000110460125" calcext:value-type="float">
            <text:p>0.0001104601</text:p>
          </table:table-cell>
          <table:table-cell table:formula="of:=IF([.B6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7-16-01.png</text:p>
          </table:table-cell>
          <table:table-cell office:value-type="string" calcext:value-type="string">
            <text:p>healthy</text:p>
          </table:table-cell>
          <table:table-cell office:value-type="float" office:value="0.99880755" calcext:value-type="float">
            <text:p>0.99880755</text:p>
          </table:table-cell>
          <table:table-cell office:value-type="float" office:value="0.0011924664" calcext:value-type="float">
            <text:p>0.0011924664</text:p>
          </table:table-cell>
          <table:table-cell table:formula="of:=IF([.B6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3-28.png</text:p>
          </table:table-cell>
          <table:table-cell office:value-type="string" calcext:value-type="string">
            <text:p>healthy</text:p>
          </table:table-cell>
          <table:table-cell office:value-type="float" office:value="0.9934458" calcext:value-type="float">
            <text:p>0.9934458</text:p>
          </table:table-cell>
          <table:table-cell office:value-type="float" office:value="0.006554207" calcext:value-type="float">
            <text:p>0.006554207</text:p>
          </table:table-cell>
          <table:table-cell table:formula="of:=IF([.B6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9-03.png</text:p>
          </table:table-cell>
          <table:table-cell office:value-type="string" calcext:value-type="string">
            <text:p>healthy</text:p>
          </table:table-cell>
          <table:table-cell office:value-type="float" office:value="0.9997094" calcext:value-type="float">
            <text:p>0.9997094</text:p>
          </table:table-cell>
          <table:table-cell office:value-type="float" office:value="0.00029058056" calcext:value-type="float">
            <text:p>0.0002905806</text:p>
          </table:table-cell>
          <table:table-cell table:formula="of:=IF([.B6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9-51.png</text:p>
          </table:table-cell>
          <table:table-cell office:value-type="string" calcext:value-type="string">
            <text:p>pathological</text:p>
          </table:table-cell>
          <table:table-cell office:value-type="float" office:value="0.29886442" calcext:value-type="float">
            <text:p>0.29886442</text:p>
          </table:table-cell>
          <table:table-cell office:value-type="float" office:value="0.7011356" calcext:value-type="float">
            <text:p>0.7011356</text:p>
          </table:table-cell>
          <table:table-cell table:formula="of:=IF([.B6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42-30.png</text:p>
          </table:table-cell>
          <table:table-cell office:value-type="string" calcext:value-type="string">
            <text:p>healthy</text:p>
          </table:table-cell>
          <table:table-cell office:value-type="float" office:value="0.99997234" calcext:value-type="float">
            <text:p>0.99997234</text:p>
          </table:table-cell>
          <table:table-cell office:value-type="float" office:value="0.00002761113" calcext:value-type="float">
            <text:p>2.761113E-05</text:p>
          </table:table-cell>
          <table:table-cell table:formula="of:=IF([.B6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0-33.png</text:p>
          </table:table-cell>
          <table:table-cell office:value-type="string" calcext:value-type="string">
            <text:p>healthy</text:p>
          </table:table-cell>
          <table:table-cell office:value-type="float" office:value="0.99992144" calcext:value-type="float">
            <text:p>0.99992144</text:p>
          </table:table-cell>
          <table:table-cell office:value-type="float" office:value="0.00007854178" calcext:value-type="float">
            <text:p>7.854178E-05</text:p>
          </table:table-cell>
          <table:table-cell table:formula="of:=IF([.B6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5-03.png</text:p>
          </table:table-cell>
          <table:table-cell office:value-type="string" calcext:value-type="string">
            <text:p>healthy</text:p>
          </table:table-cell>
          <table:table-cell office:value-type="float" office:value="0.9990721" calcext:value-type="float">
            <text:p>0.9990721</text:p>
          </table:table-cell>
          <table:table-cell office:value-type="float" office:value="0.000927925" calcext:value-type="float">
            <text:p>0.000927925</text:p>
          </table:table-cell>
          <table:table-cell table:formula="of:=IF([.B6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6-38.png</text:p>
          </table:table-cell>
          <table:table-cell office:value-type="string" calcext:value-type="string">
            <text:p>healthy</text:p>
          </table:table-cell>
          <table:table-cell office:value-type="float" office:value="0.9974929" calcext:value-type="float">
            <text:p>0.9974929</text:p>
          </table:table-cell>
          <table:table-cell office:value-type="float" office:value="0.0025070591" calcext:value-type="float">
            <text:p>0.0025070591</text:p>
          </table:table-cell>
          <table:table-cell table:formula="of:=IF([.B6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6-59-18.png</text:p>
          </table:table-cell>
          <table:table-cell office:value-type="string" calcext:value-type="string">
            <text:p>healthy</text:p>
          </table:table-cell>
          <table:table-cell office:value-type="float" office:value="0.9331439" calcext:value-type="float">
            <text:p>0.9331439</text:p>
          </table:table-cell>
          <table:table-cell office:value-type="float" office:value="0.066856116" calcext:value-type="float">
            <text:p>0.066856116</text:p>
          </table:table-cell>
          <table:table-cell table:formula="of:=IF([.B6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3-53.png</text:p>
          </table:table-cell>
          <table:table-cell office:value-type="string" calcext:value-type="string">
            <text:p>healthy</text:p>
          </table:table-cell>
          <table:table-cell office:value-type="float" office:value="0.9997422" calcext:value-type="float">
            <text:p>0.9997422</text:p>
          </table:table-cell>
          <table:table-cell office:value-type="float" office:value="0.00025782693" calcext:value-type="float">
            <text:p>0.0002578269</text:p>
          </table:table-cell>
          <table:table-cell table:formula="of:=IF([.B7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7-00-11.png</text:p>
          </table:table-cell>
          <table:table-cell office:value-type="string" calcext:value-type="string">
            <text:p>healthy</text:p>
          </table:table-cell>
          <table:table-cell office:value-type="float" office:value="0.99973446" calcext:value-type="float">
            <text:p>0.99973446</text:p>
          </table:table-cell>
          <table:table-cell office:value-type="float" office:value="0.00026552583" calcext:value-type="float">
            <text:p>0.0002655258</text:p>
          </table:table-cell>
          <table:table-cell table:formula="of:=IF([.B7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5-14-52-23.png</text:p>
          </table:table-cell>
          <table:table-cell office:value-type="string" calcext:value-type="string">
            <text:p>healthy</text:p>
          </table:table-cell>
          <table:table-cell office:value-type="float" office:value="0.99921703" calcext:value-type="float">
            <text:p>0.99921703</text:p>
          </table:table-cell>
          <table:table-cell office:value-type="float" office:value="0.00078294735" calcext:value-type="float">
            <text:p>0.0007829474</text:p>
          </table:table-cell>
          <table:table-cell table:formula="of:=IF([.B7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9-19.png</text:p>
          </table:table-cell>
          <table:table-cell office:value-type="string" calcext:value-type="string">
            <text:p>pathological</text:p>
          </table:table-cell>
          <table:table-cell office:value-type="float" office:value="0.021421522" calcext:value-type="float">
            <text:p>0.021421522</text:p>
          </table:table-cell>
          <table:table-cell office:value-type="float" office:value="0.9785785" calcext:value-type="float">
            <text:p>0.9785785</text:p>
          </table:table-cell>
          <table:table-cell table:formula="of:=IF([.B73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4-05.png</text:p>
          </table:table-cell>
          <table:table-cell office:value-type="string" calcext:value-type="string">
            <text:p>pathological</text:p>
          </table:table-cell>
          <table:table-cell office:value-type="float" office:value="0.18495141" calcext:value-type="float">
            <text:p>0.18495141</text:p>
          </table:table-cell>
          <table:table-cell office:value-type="float" office:value="0.8150486" calcext:value-type="float">
            <text:p>0.8150486</text:p>
          </table:table-cell>
          <table:table-cell table:formula="of:=IF([.B74]=&quot;pathological&quot;;1;0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7-30.png</text:p>
          </table:table-cell>
          <table:table-cell office:value-type="string" calcext:value-type="string">
            <text:p>healthy</text:p>
          </table:table-cell>
          <table:table-cell office:value-type="float" office:value="0.9995314" calcext:value-type="float">
            <text:p>0.9995314</text:p>
          </table:table-cell>
          <table:table-cell office:value-type="float" office:value="0.00046867577" calcext:value-type="float">
            <text:p>0.0004686758</text:p>
          </table:table-cell>
          <table:table-cell table:formula="of:=IF([.B75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56-45.png</text:p>
          </table:table-cell>
          <table:table-cell office:value-type="string" calcext:value-type="string">
            <text:p>healthy</text:p>
          </table:table-cell>
          <table:table-cell office:value-type="float" office:value="0.99960774" calcext:value-type="float">
            <text:p>0.99960774</text:p>
          </table:table-cell>
          <table:table-cell office:value-type="float" office:value="0.00039228346" calcext:value-type="float">
            <text:p>0.0003922835</text:p>
          </table:table-cell>
          <table:table-cell table:formula="of:=IF([.B76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8-20.png</text:p>
          </table:table-cell>
          <table:table-cell office:value-type="string" calcext:value-type="string">
            <text:p>healthy</text:p>
          </table:table-cell>
          <table:table-cell office:value-type="float" office:value="0.99987245" calcext:value-type="float">
            <text:p>0.99987245</text:p>
          </table:table-cell>
          <table:table-cell office:value-type="float" office:value="0.00012748451" calcext:value-type="float">
            <text:p>0.0001274845</text:p>
          </table:table-cell>
          <table:table-cell table:formula="of:=IF([.B77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3-35.png</text:p>
          </table:table-cell>
          <table:table-cell office:value-type="string" calcext:value-type="string">
            <text:p>healthy</text:p>
          </table:table-cell>
          <table:table-cell office:value-type="float" office:value="0.7676849" calcext:value-type="float">
            <text:p>0.7676849</text:p>
          </table:table-cell>
          <table:table-cell office:value-type="float" office:value="0.23231511" calcext:value-type="float">
            <text:p>0.23231511</text:p>
          </table:table-cell>
          <table:table-cell table:formula="of:=IF([.B78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34-35.png</text:p>
          </table:table-cell>
          <table:table-cell office:value-type="string" calcext:value-type="string">
            <text:p>healthy</text:p>
          </table:table-cell>
          <table:table-cell office:value-type="float" office:value="0.9995602" calcext:value-type="float">
            <text:p>0.9995602</text:p>
          </table:table-cell>
          <table:table-cell office:value-type="float" office:value="0.0004397582" calcext:value-type="float">
            <text:p>0.0004397582</text:p>
          </table:table-cell>
          <table:table-cell table:formula="of:=IF([.B79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7-47.png</text:p>
          </table:table-cell>
          <table:table-cell office:value-type="string" calcext:value-type="string">
            <text:p>healthy</text:p>
          </table:table-cell>
          <table:table-cell office:value-type="float" office:value="0.9999645" calcext:value-type="float">
            <text:p>0.9999645</text:p>
          </table:table-cell>
          <table:table-cell office:value-type="float" office:value="0.000035529476" calcext:value-type="float">
            <text:p>3.5529476E-05</text:p>
          </table:table-cell>
          <table:table-cell table:formula="of:=IF([.B80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6-59-30.png</text:p>
          </table:table-cell>
          <table:table-cell office:value-type="string" calcext:value-type="string">
            <text:p>healthy</text:p>
          </table:table-cell>
          <table:table-cell office:value-type="float" office:value="0.99981266" calcext:value-type="float">
            <text:p>0.99981266</text:p>
          </table:table-cell>
          <table:table-cell office:value-type="float" office:value="0.00018738226" calcext:value-type="float">
            <text:p>0.0001873823</text:p>
          </table:table-cell>
          <table:table-cell table:formula="of:=IF([.B81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5-37-55.png</text:p>
          </table:table-cell>
          <table:table-cell office:value-type="string" calcext:value-type="string">
            <text:p>healthy</text:p>
          </table:table-cell>
          <table:table-cell office:value-type="float" office:value="0.9999571" calcext:value-type="float">
            <text:p>0.9999571</text:p>
          </table:table-cell>
          <table:table-cell office:value-type="float" office:value="0.000042918295" calcext:value-type="float">
            <text:p>4.2918295E-05</text:p>
          </table:table-cell>
          <table:table-cell table:formula="of:=IF([.B82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/D21/OCT_Image_RE_Circle-2017-08-16-14-59-33.png</text:p>
          </table:table-cell>
          <table:table-cell office:value-type="string" calcext:value-type="string">
            <text:p>healthy</text:p>
          </table:table-cell>
          <table:table-cell office:value-type="float" office:value="0.99516135" calcext:value-type="float">
            <text:p>0.99516135</text:p>
          </table:table-cell>
          <table:table-cell office:value-type="float" office:value="0.004838613" calcext:value-type="float">
            <text:p>0.004838613</text:p>
          </table:table-cell>
          <table:table-cell table:formula="of:=IF([.B83]=&quot;pathological&quot;;1;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SUM([.E2:.E83])" office:value-type="float" office:value="6" calcext:value-type="float">
            <text:p>6</text:p>
          </table:table-cell>
          <table:table-cell table:formula="of:=[.E84]/82" office:value-type="float" office:value="0.0731707317073171" calcext:value-type="float">
            <text:p>0.0731707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10:03:15.505628707</dc:date>
    <meta:editing-duration>PT2M46S</meta:editing-duration>
    <meta:editing-cycles>1</meta:editing-cycles>
    <meta:document-statistic meta:table-count="1" meta:cell-count="416" meta:object-count="0"/>
    <meta:generator>LibreOffice/5.1.6.2$Linux_X86_64 LibreOffice_project/10m0$Build-2</meta:generator>
  </office:meta>
</office:document-meta>
</file>